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9-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.THE ANOINTING OF JEHU (9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I.THE ANOINTING OF JEHU (9:1-13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ophet (9:1-6): Elisha instructs one of his young prophets to go to Ramoth-gilead and anoint Jehu as Israel's tenth ruler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ophecies (9:7-10): After the young prophet anoints Jehu, he foretells of the destruction of Ahab's family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roclamation (9:11-13): When Jehu tells his fellow officers what happened, they blow a trumpet and acknowledge him as king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9-10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I.THE ANOINTING OF JEHU (9:1-1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ATTACKS BY JEHU (9:14-10:29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ATTACKS BY JEHU (9:14-10:29):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He kills King Joram of Israel (9:14-26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e kills King Joram of Israel (9:14-26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Where Joram is killed (9:14-2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ow Joram is killed (9:21-2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ATTACKS BY JEHU (9:14-10:29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kills King Joram of Israel (9:14-2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kills King Ahaziah of Judah (9:27-2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kills Jezebel (9:30-3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He kills Jezebel (9:30-37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Her sarcasm (9:30-3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r skull (9:34-3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ATTACKS BY JEHU (9:14-10:29):<text:s text:c="1"/></text:span><text:span text:style-name="a533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He kills King Joram of Israel (9:14-2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e kills King Ahaziah of Judah (9:27-29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e kills Jezebel (9:30-3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He kills Ahab's family (10:1-11, 15-17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He kills Ahab's family (10:1-11, 15-17)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dare made by Jehu (10:1-3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decapitation performed by the people (10:4-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destruction unleashed on the rest (10:9-11, 15-1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ATTACKS BY JEHU (9:14-10:29):<text:s text:c="1"/></text:span><text:span text:style-name="a572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He kills King Joram of Israel (9:14-26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 kills King Ahaziah of Judah (9:27-2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kills Jezebel (9:30-3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kills Ahab's family (10:1-11, 15-1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kills Ahaziah's family (10:12-14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kills the priests of Baal (10:18-2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He kills the priests of Baal (10:18-28)<text:s text:c="1"/></text:span><text:span text:style-name="a599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deception (10:18-24):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destruction (10:25-28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ATTACKS BY JEHU (9:14-10:29):<text:s text:c="1"/></text:span><text:span text:style-name="a614" text:class-names=""/></text:p>
          </draw:text-box>
          <svg:title/>
          <svg:desc/>
        </draw:frame>
        <draw:frame draw:id="id106" presentation:style-name="a638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He kills King Joram of Israel (9:14-26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He kills King Ahaziah of Judah (9:27-29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He kills Jezebel (9:30-37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e kills Ahab's family (10:1-11, 15-17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e kills Ahaziah's family (10:12-14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e kills the priests of Baal (10:18-28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3" draw:style-name="a639" draw:master-page-name="Master1-Layout12-tx-Title-and-Text" presentation:presentation-page-layout-name="Master1-PPL12" draw:id="Slide-268">
        <draw:frame draw:id="id107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2 KINGS 9-10<text:s text:c="1"/></text:span><text:span text:style-name="a641" text:class-names=""/></text:p>
          </draw:text-box>
          <svg:title/>
          <svg:desc/>
        </draw:frame>
        <draw:frame draw:id="id108" presentation:style-name="a659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I.THE ANOINTING OF JEHU (9:1-13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E ATTACKS BY JEHU (9:14-10:29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ASSURANCE TO JEHU (10:29-30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APOSTASY OF JEHU (10:31 -36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4" draw:style-name="a660" draw:master-page-name="Master1-Layout12-tx-Title-and-Text" presentation:presentation-page-layout-name="Master1-PPL12" draw:id="Slide-269">
        <draw:frame draw:id="id109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APOSTASY OF JEHU (10:31 -36)<text:s text:c="1"/></text:span><text:span text:style-name="a662" text:class-names=""/></text:p>
          </draw:text-box>
          <svg:title/>
          <svg:desc/>
        </draw:frame>
        <draw:frame draw:id="id110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His paganism (10:3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His punishment (10:32-3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passing (10:34-3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5" draw:style-name="a678" draw:master-page-name="Master1-Layout12-tx-Title-and-Text" presentation:presentation-page-layout-name="Master1-PPL12" draw:id="Slide-270">
        <draw:frame draw:id="id111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2 KINGS 9-10<text:s text:c="1"/></text:span><text:span text:style-name="a680" text:class-names=""/></text:p>
          </draw:text-box>
          <svg:title/>
          <svg:desc/>
        </draw:frame>
        <draw:frame draw:id="id112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I.THE ANOINTING OF JEHU (9:1-1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ATTACKS BY JEHU (9:14-10:29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ASSURANCE TO JEHU (10:29-30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APOSTASY OF JEHU (10:31 -36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9-10 </dc:title>
    <meta:initial-creator>David STRICKLAND</meta:initial-creator>
    <dc:creator>David STRICKLAND</dc:creator>
    <meta:creation-date>2020-02-24T10:49:09Z</meta:creation-date>
    <dc:date>2020-02-24T10:49:10Z</dc:date>
    <meta:template xlink:href="BibleStudy" xlink:type="simple"/>
    <meta:editing-cycles>1</meta:editing-cycles>
    <meta:editing-duration>PT0S</meta:editing-duration>
    <meta:document-statistic meta:paragraph-count="61" meta:word-count="536"/>
  </office:meta>
</office:document-meta>
</file>